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cc82" officeooo:paragraph-rsid="0009cc82"/>
    </style:style>
    <style:style style:name="P2" style:family="paragraph" style:parent-style-name="Standard">
      <style:paragraph-properties fo:text-align="start" style:justify-single-word="false"/>
      <style:text-properties officeooo:rsid="0009cc82" officeooo:paragraph-rsid="0009cc82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9cc82" officeooo:paragraph-rsid="0009cc82"/>
    </style:style>
    <style:style style:name="P4" style:family="paragraph" style:parent-style-name="Standard">
      <style:paragraph-properties fo:text-align="start" style:justify-single-word="false"/>
      <style:text-properties officeooo:rsid="000b37c1" officeooo:paragraph-rsid="000b37c1"/>
    </style:style>
    <style:style style:name="P5" style:family="paragraph" style:parent-style-name="Standard" style:list-style-name="L3">
      <style:paragraph-properties fo:text-align="start" style:justify-single-word="false"/>
      <style:text-properties officeooo:rsid="000b37c1" officeooo:paragraph-rsid="000b37c1"/>
    </style:style>
    <style:style style:name="P6" style:family="paragraph" style:parent-style-name="Standard">
      <style:paragraph-properties fo:text-align="start" style:justify-single-word="false"/>
      <style:text-properties officeooo:paragraph-rsid="000b37c1"/>
    </style:style>
    <style:style style:name="P7" style:family="paragraph" style:parent-style-name="Standard" style:list-style-name="L6">
      <style:paragraph-properties fo:text-align="start" style:justify-single-word="false"/>
      <style:text-properties fo:font-weight="bold" officeooo:paragraph-rsid="000b37c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0c557a" officeooo:paragraph-rsid="000c557a"/>
    </style:style>
    <style:style style:name="P9" style:family="paragraph" style:parent-style-name="Standard" style:list-style-name="L7">
      <style:paragraph-properties fo:text-align="start" style:justify-single-word="false"/>
      <style:text-properties officeooo:rsid="000c557a" officeooo:paragraph-rsid="000c557a"/>
    </style:style>
    <style:style style:name="P10" style:family="paragraph" style:parent-style-name="Standard" style:list-style-name="L7">
      <style:paragraph-properties fo:text-align="start" style:justify-single-word="false"/>
      <style:text-properties officeooo:rsid="000c7c0f" officeooo:paragraph-rsid="000c7c0f"/>
    </style:style>
    <style:style style:name="T1" style:family="text">
      <style:text-properties officeooo:rsid="000b37c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557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unión 2</text:p>
      <text:p text:style-name="P1"/>
      <text:p text:style-name="P1">Minuta 2</text:p>
      <text:p text:style-name="P1"/>
      <text:p text:style-name="P1">5 de mayo de 2020</text:p>
      <text:p text:style-name="P1"/>
      <text:p text:style-name="P1"/>
      <text:p text:style-name="P1"/>
      <text:p text:style-name="P2">Participantes: Alejandro Sánchez, Miren Alexander.</text:p>
      <text:p text:style-name="P2"/>
      <text:p text:style-name="P2">Tema de la reunión:</text:p>
      <text:p text:style-name="P2"/>
      <text:list xml:id="list3128033119" text:style-name="L1">
        <text:list-header>
          <text:p text:style-name="P3">Revisión del Módulo de contratos de Odoo para el módulo de recursos humanos.</text:p>
        </text:list-header>
      </text:list>
      <text:p text:style-name="P2"/>
      <text:p text:style-name="P2">Descripción:</text:p>
      <text:p text:style-name="P2"/>
      <text:p text:style-name="P2"><text:tab/>Se revisó las funcionalidades <text:span text:style-name="T1">del módulo de contratos para empleados que incorpora Odoo de forma nativa. </text:span></text:p>
      <text:p text:style-name="P2"/>
      <text:p text:style-name="P4">Donde se hizo énfasis en:</text:p>
      <text:p text:style-name="P4"/>
      <text:list xml:id="list1843495421" text:style-name="L6">
        <text:list-item>
          <text:p text:style-name="P7"><text:span text:style-name="T1">Tipos de contrato:</text:span></text:p>
        </text:list-item>
      </text:list>
      <text:list xml:id="list1291736422" text:style-name="L3">
        <text:list-item>
          <text:list>
            <text:list-item>
              <text:p text:style-name="P5">Tiempo determinado.</text:p>
            </text:list-item>
            <text:list-item>
              <text:p text:style-name="P5">Tiempo indeterminado.</text:p>
            </text:list-item>
          </text:list>
        </text:list-item>
        <text:list-item>
          <text:p text:style-name="P5"><text:span text:style-name="T2">Puestos de trabajo:</text:span> Este es un campo dentro del contrato definido por Odoo al cual la señora Miren hace referencia a que la denominación puesto de trabajo dentro de la administración pública hace referencia a personal obrero <text:span text:style-name="T3">y la denominación cargos se emplea para empleados.</text:span></text:p>
        </text:list-item>
      </text:list>
      <text:p text:style-name="P4"/>
      <text:p text:style-name="P8"><text:span text:style-name="T2">Acuerdos</text:span>:</text:p>
      <text:p text:style-name="P8"/>
      <text:list xml:id="list3045159807" text:style-name="L7">
        <text:list-item>
          <text:p text:style-name="P9">Como se actualizan los puestos de trabajo a nivel de organigrama en Odoo cuando un empleado ya no forma parte de la organización.</text:p>
        </text:list-item>
        <text:list-item>
          <text:p text:style-name="P9">Validar el funcionamiento de los periodos de prueba para ellos empleados en Odoo.</text:p>
        </text:list-item>
        <text:list-item>
          <text:p text:style-name="P9">Queda pendiente revisar como adaptar los contratos de Odoo a la base legal de Venezuela.</text:p>
        </text:list-item>
        <text:list-item>
          <text:p text:style-name="P10">Mañana a la misma hora se espera realizar una próxima reunión.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2:00:56.461618968</meta:creation-date>
    <dc:date>2020-05-05T12:54:13.166197202</dc:date>
    <meta:editing-duration>PT2M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176" meta:character-count="1032" meta:non-whitespace-character-count="880"/>
  </office:meta>
</office:document-meta>
</file>